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2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3" style:family="paragraph" style:parent-style-name="Standard">
      <style:text-properties fo:color="#000000" loext:opacity="100%" style:font-name="DejaVu Sans Mono" fo:font-size="12pt" fo:language="en" fo:country="US" officeooo:paragraph-rsid="00476c53" style:letter-kerning="true" style:font-name-asian="Times New Roman1" style:font-size-asian="12pt" style:language-asian="ar" style:country-asian="SA"/>
    </style:style>
    <style:style style:name="P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loext:opacity="100%" style:font-name="DejaVu Sans Mono" fo:font-size="12pt" fo:language="en" fo:country="US" officeooo:rsid="004803bf" officeooo:paragraph-rsid="004bd59f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loext:opacity="100%" style:font-name="DejaVu Sans Mono" fo:font-size="12pt" fo:language="en" fo:country="US" officeooo:rsid="004aa0d9" officeooo:paragraph-rsid="004b1d86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loext:opacity="100%" style:font-name="DejaVu Sans Mono" fo:font-size="12pt" fo:language="en" fo:country="US" officeooo:rsid="004aa0d9" officeooo:paragraph-rsid="004bd59f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loext:opacity="100%" style:font-name="DejaVu Sans Mono" fo:font-size="12pt" fo:language="en" fo:country="US" officeooo:rsid="004bd59f" officeooo:paragraph-rsid="004bd59f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loext:opacity="100%" style:font-name="DejaVu Sans Mono" fo:font-size="12pt" fo:language="en" fo:country="US" officeooo:rsid="0028a949" officeooo:paragraph-rsid="004717ee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loext:opacity="100%" style:font-name="DejaVu Sans Mono" fo:font-size="12pt" fo:language="en" fo:country="US" officeooo:paragraph-rsid="0052864c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loext:opacity="100%" style:font-name="DejaVu Sans Mono" fo:font-size="12pt" fo:language="en" fo:country="US" officeooo:rsid="003db831" officeooo:paragraph-rsid="003db831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loext:opacity="100%" style:font-name="DejaVu Sans Mono" fo:font-size="12pt" fo:language="en" fo:country="US" officeooo:paragraph-rsid="00518417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loext:opacity="100%" style:font-name="DejaVu Sans Mono" fo:font-size="12pt" fo:language="en" fo:country="US" officeooo:paragraph-rsid="003db831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fo:color="#000000" loext:opacity="100%" style:font-name="DejaVu Sans Mono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5" style:family="paragraph" style:parent-style-name="Standard">
      <style:text-properties fo:color="#000000" loext:opacity="100%" style:font-name="DejaVu Sans Mono" fo:font-size="12pt" fo:language="en" fo:country="US" officeooo:rsid="0044256d" officeooo:paragraph-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P16" style:family="paragraph" style:parent-style-name="Standard">
      <style:text-properties fo:color="#000000" loext:opacity="100%" style:font-name="DejaVu Sans Mono" fo:font-size="12pt" fo:language="en" fo:country="US" officeooo:rsid="00226e6c" style:letter-kerning="true" style:font-name-asian="Times New Roman1" style:font-size-asian="12pt" style:language-asian="ar" style:country-asian="SA"/>
    </style:style>
    <style:style style:name="P17" style:family="paragraph" style:parent-style-name="Standard">
      <style:text-properties fo:color="#000000" loext:opacity="100%" style:font-name="DejaVu Sans Mono" fo:font-size="12pt" fo:language="en" fo:country="US" officeooo:rsid="005e2db1" officeooo:paragraph-rsid="005e2db1" style:letter-kerning="true" style:font-name-asian="Times New Roman1" style:font-size-asian="12pt" style:language-asian="ar" style:country-asian="SA"/>
    </style:style>
    <style:style style:name="P18" style:family="paragraph" style:parent-style-name="Standard">
      <style:text-properties fo:color="#000000" loext:opacity="100%" style:font-name="DejaVu Sans Mono" fo:font-size="12pt" fo:language="en" fo:country="US" style:letter-kerning="true" style:font-name-asian="Liberation Serif1" style:font-size-asian="12pt" style:language-asian="hi" style:country-asian="IN"/>
    </style:style>
    <style:style style:name="P19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0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1cdff2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1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2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ba04b" officeooo:paragraph-rsid="005ba04b" style:letter-kerning="true" style:font-name-asian="Times New Roman1" style:font-size-asian="12pt" style:language-asian="ar" style:country-asian="SA" style:font-weight-asian="bold" style:font-weight-complex="bold"/>
    </style:style>
    <style:style style:name="P23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24" style:family="paragraph" style:parent-style-name="Standard">
      <style:text-properties fo:color="#000000" loext:opacity="100%" style:font-name="DejaVu Sans Mono" fo:font-size="12pt" fo:language="en" fo:country="US" fo:font-weight="bold" officeooo:rsid="004803bf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5" style:family="paragraph" style:parent-style-name="Standard">
      <style:text-properties fo:color="#000000" loext:opacity="100%" style:font-name="DejaVu Sans Mono" fo:font-size="12pt" fo:language="en" fo:country="US" fo:font-weight="bold" officeooo:paragraph-rsid="004b1d86" style:letter-kerning="true" style:font-name-asian="Times New Roman1" style:font-size-asian="12pt" style:language-asian="ar" style:country-asian="SA" style:font-weight-asian="bold" style:font-weight-complex="bold"/>
    </style:style>
    <style:style style:name="P26" style:family="paragraph" style:parent-style-name="Standard">
      <style:text-properties fo:color="#000000" loext:opacity="100%" style:font-name="DejaVu Sans Mono" fo:font-size="12pt" fo:language="en" fo:country="US" fo:font-weight="bold" officeooo:rsid="001cdff2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7" style:family="paragraph" style:parent-style-name="Standard">
      <style:text-properties fo:color="#000000" loext:opacity="100%" style:font-name="DejaVu Sans Mono" fo:font-size="12pt" fo:language="en" fo:country="US" fo:font-weight="bold" officeooo:paragraph-rsid="00476c53" style:letter-kerning="true" style:font-name-asian="Times New Roman1" style:font-size-asian="12pt" style:language-asian="ar" style:country-asian="SA" style:font-weight-asian="bold" style:font-weight-complex="bold"/>
    </style:style>
    <style:style style:name="P28" style:family="paragraph" style:parent-style-name="Standard">
      <style:text-properties fo:color="#000000" loext:opacity="100%" style:font-name="DejaVu Sans Mono" fo:font-size="12pt" fo:language="en" fo:country="US" fo:font-weight="bold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29" style:family="paragraph" style:parent-style-name="Standard">
      <style:paragraph-properties fo:break-before="page"/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0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31" style:family="paragraph" style:parent-style-name="Standard">
      <style:text-properties fo:color="#000000" loext:opacity="100%" style:font-name="DejaVu Sans Mono" fo:font-size="12pt" fo:language="en" fo:country="US" fo:font-weight="bold" officeooo:paragraph-rsid="00553cc1" style:letter-kerning="true" style:font-name-asian="Times New Roman1" style:font-size-asian="12pt" style:language-asian="ar" style:country-asian="SA" style:font-weight-asian="bold" style:font-weight-complex="bold"/>
    </style:style>
    <style:style style:name="P32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5e2db1" style:letter-kerning="true" style:font-name-asian="Times New Roman1" style:font-size-asian="12pt" style:language-asian="ar" style:country-asian="SA" style:font-weight-asian="bold" style:font-weight-complex="bold"/>
    </style:style>
    <style:style style:name="P33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717ee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4" style:family="paragraph" style:parent-style-name="Standard">
      <style:text-properties fo:color="#000000" loext:opacity="100%" style:font-name="DejaVu Sans Mono" fo:font-size="12pt" fo:language="en" fo:country="US" fo:font-style="italic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 style:font-style-asian="italic" style:font-style-complex="italic"/>
    </style:style>
    <style:style style:name="P35" style:family="paragraph" style:parent-style-name="Standard">
      <style:text-properties fo:color="#000000" loext:opacity="100%" style:font-name="DejaVu Sans Mono" fo:font-size="12pt" fo:language="en" fo:country="US" style:text-underline-style="none" officeooo:rsid="00278c66" officeooo:paragraph-rsid="00476c53" style:letter-kerning="true" style:font-name-asian="Times New Roman1" style:font-size-asian="12pt" style:language-asian="ar" style:country-asian="SA"/>
    </style:style>
    <style:style style:name="P36" style:family="paragraph" style:parent-style-name="Standard">
      <style:text-properties fo:color="#000000" loext:opacity="100%" style:font-name="DejaVu Sans Mono" fo:font-size="12pt" fo:language="en" fo:country="US" style:text-underline-style="none" fo:font-weight="bold" officeooo:rsid="001cb7b9" officeooo:paragraph-rsid="004717ee" style:letter-kerning="true" style:font-name-asian="Times New Roman1" style:font-size-asian="12pt" style:language-asian="ar" style:country-asian="SA" style:font-weight-asian="bold" style:font-weight-complex="bold"/>
    </style:style>
    <style:style style:name="P37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1cdff2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38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5e2db1" officeooo:paragraph-rsid="005e2db1" style:letter-kerning="true" style:font-name-asian="Times New Roman1" style:font-size-asian="12pt" style:language-asian="ar" style:country-asian="SA" style:font-weight-asian="normal" style:font-weight-complex="normal"/>
    </style:style>
    <style:style style:name="P39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060f9" style:letter-kerning="true" style:font-name-asian="Times New Roman1" style:font-size-asian="12pt" style:language-asian="ar" style:country-asian="SA" style:font-weight-asian="normal" style:font-weight-complex="normal"/>
    </style:style>
    <style:style style:name="P40" style:family="paragraph" style:parent-style-name="Standard">
      <style:text-properties fo:color="#000000" loext:opacity="100%" style:font-name="DejaVu Sans Mono" fo:font-size="12pt" fo:language="en" fo:country="US" fo:font-style="normal" style:text-underline-style="none" officeooo:rsid="004717ee" officeooo:paragraph-rsid="004717ee" style:letter-kerning="true" style:font-name-asian="Times New Roman1" style:font-size-asian="12pt" style:language-asian="ar" style:country-asian="SA" style:font-style-asian="normal" style:font-style-complex="normal"/>
    </style:style>
    <style:style style:name="P41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rsid="001cb7b9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color="#000000" loext:opacity="100%" style:font-name="DejaVu Sans Mono" fo:font-size="12pt" fo:language="en" fo:country="US" fo:font-style="normal" style:text-underline-style="solid" style:text-underline-width="auto" style:text-underline-color="font-color" fo:font-weight="bold" officeooo:paragraph-rsid="004717ee" style:letter-kerning="true" style:font-name-asian="Times New Roman1" style:font-size-asian="12pt" style:language-asian="ar" style:country-asian="S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44" style:family="paragraph" style:parent-style-name="Standard">
      <style:text-properties fo:color="#000000" loext:opacity="100%" style:font-name="DejaVu Sans Mono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45" style:family="paragraph" style:parent-style-name="Standard">
      <style:text-properties fo:color="#000000" loext:opacity="100%" style:font-name="DejaVu Sans Mono" fo:font-size="12pt" fo:language="fi" fo:country="FI" fo:font-weight="bold" officeooo:rsid="00476c53" officeooo:paragraph-rsid="00476c53" style:letter-kerning="true" style:font-name-asian="Times New Roman1" style:font-size-asian="12pt" style:language-asian="ar" style:country-asian="SA" style:font-weight-asian="bold"/>
    </style:style>
    <style:style style:name="P46" style:family="paragraph" style:parent-style-name="Standard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P47" style:family="paragraph" style:parent-style-name="Standard">
      <style:text-properties officeooo:paragraph-rsid="004717ee"/>
    </style:style>
    <style:style style:name="P48" style:family="paragraph" style:parent-style-name="Standard">
      <style:text-properties style:font-name="DejaVu Sans Mono"/>
    </style:style>
    <style:style style:name="P49" style:family="paragraph" style:parent-style-name="Standard">
      <style:text-properties style:font-name="DejaVu Sans Mono" style:text-underline-style="none" officeooo:rsid="004717ee" officeooo:paragraph-rsid="004717ee"/>
    </style:style>
    <style:style style:name="P50" style:family="paragraph" style:parent-style-name="Standard">
      <style:text-properties style:font-name="DejaVu Sans Mono" officeooo:paragraph-rsid="004717ee"/>
    </style:style>
    <style:style style:name="P51" style:family="paragraph" style:parent-style-name="Standard">
      <style:text-properties style:font-name="DejaVu Sans Mono" officeooo:paragraph-rsid="00476c53"/>
    </style:style>
    <style:style style:name="P52" style:family="paragraph" style:parent-style-name="Standard">
      <style:text-properties style:font-name="DejaVu Sans Mono" officeooo:paragraph-rsid="003db831"/>
    </style:style>
    <style:style style:name="P53" style:family="paragraph" style:parent-style-name="Standard">
      <style:text-properties style:font-name="DejaVu Sans Mono" officeooo:paragraph-rsid="0044256d"/>
    </style:style>
    <style:style style:name="P54" style:family="paragraph" style:parent-style-name="Standard">
      <style:text-properties style:font-name="DejaVu Sans Mono" officeooo:paragraph-rsid="004717ee" style:font-name-asian="Times New Roman1" style:language-asian="ar" style:country-asian="SA"/>
    </style:style>
    <style:style style:name="P55" style:family="paragraph" style:parent-style-name="Standard">
      <style:text-properties style:font-name="DejaVu Sans Mono" officeooo:paragraph-rsid="00518417"/>
    </style:style>
    <style:style style:name="P56" style:family="paragraph" style:parent-style-name="Standard">
      <style:text-properties style:font-name="DejaVu Sans Mono" officeooo:paragraph-rsid="005e2db1"/>
    </style:style>
    <style:style style:name="P57" style:family="paragraph" style:parent-style-name="Standard">
      <style:text-properties officeooo:paragraph-rsid="00553cc1"/>
    </style:style>
    <style:style style:name="P58" style:family="paragraph" style:parent-style-name="Standard" style:master-page-name="Standard">
      <style:paragraph-properties style:page-number="auto"/>
      <style:text-properties fo:color="#000000" loext:opacity="100%" style:font-name="DejaVu Sans Mono" fo:font-size="12pt" fo:language="fi" fo:country="FI" style:letter-kerning="true" style:font-name-asian="Times New Roman1" style:font-size-asian="12pt" style:language-asian="ar" style:country-asian="SA"/>
    </style:style>
    <style:style style:name="P59" style:family="paragraph" style:parent-style-name="Standard">
      <style:text-properties fo:color="#000000" loext:opacity="100%" style:font-name="DejaVu Sans Mono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P60" style:family="paragraph" style:parent-style-name="Standard">
      <style:text-properties fo:color="#000000" loext:opacity="100%" style:font-name="DejaVu Sans Mono" fo:font-size="12pt" fo:language="en" fo:country="US" fo:font-weight="bold" officeooo:paragraph-rsid="00678afa" style:letter-kerning="true" style:font-name-asian="Times New Roman1" style:font-size-asian="12pt" style:language-asian="ar" style:country-asian="SA" style:font-weight-asian="bold" style:font-weight-complex="bold"/>
    </style:style>
    <style:style style:name="P61" style:family="paragraph" style:parent-style-name="Standard">
      <style:text-properties fo:color="#000000" loext:opacity="100%" style:font-name="DejaVu Sans Mono" fo:font-size="12pt" fo:language="en" fo:country="US" fo:font-weight="bold" officeooo:rsid="005e2db1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2" style:family="paragraph" style:parent-style-name="Standard">
      <style:text-properties fo:color="#000000" loext:opacity="100%" style:font-name="DejaVu Sans Mono" fo:font-size="12pt" fo:language="en" fo:country="US" fo:font-weight="bold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3" style:family="paragraph" style:parent-style-name="Standard">
      <style:text-properties fo:color="#000000" loext:opacity="100%" style:font-name="DejaVu Sans Mono" fo:font-size="12pt" fo:language="en" fo:country="US" fo:font-weight="bold" officeooo:rsid="006a92b1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4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rsid="004470c4" officeooo:paragraph-rsid="004717ee" style:letter-kerning="true" style:font-name-asian="Times New Roman1" style:font-size-asian="12pt" style:language-asian="ar" style:country-asian="SA"/>
    </style:style>
    <style:style style:name="P65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officeooo:paragraph-rsid="004b1d86" style:letter-kerning="true" style:font-name-asian="Times New Roman1" style:font-size-asian="12pt" style:language-asian="ar" style:country-asian="SA"/>
    </style:style>
    <style:style style:name="P66" style:family="paragraph" style:parent-style-name="Standard">
      <style:text-properties fo:color="#000000" loext:opacity="100%" style:font-name="DejaVu Sans Mono" fo:font-size="12pt" fo:language="en" fo:country="US" style:text-underline-style="solid" style:text-underline-width="auto" style:text-underline-color="font-color" fo:font-weight="bold" officeooo:rsid="006a92b1" officeooo:paragraph-rsid="006a92b1" style:letter-kerning="true" style:font-name-asian="Times New Roman1" style:font-size-asian="12pt" style:language-asian="ar" style:country-asian="SA" style:font-weight-asian="bold" style:font-weight-complex="bold"/>
    </style:style>
    <style:style style:name="P67" style:family="paragraph" style:parent-style-name="Standard">
      <style:text-properties fo:color="#000000" loext:opacity="100%" style:font-name="DejaVu Sans Mono" fo:font-size="12pt" fo:language="en" fo:country="US" style:text-underline-style="none" fo:font-weight="normal" officeooo:rsid="006060f9" officeooo:paragraph-rsid="006a92b1" style:letter-kerning="true" style:font-name-asian="Times New Roman1" style:font-size-asian="12pt" style:language-asian="ar" style:country-asian="SA" style:font-weight-asian="normal" style:font-weight-complex="normal"/>
    </style:style>
    <style:style style:name="P68" style:family="paragraph" style:parent-style-name="Standard">
      <style:text-properties fo:color="#000000" loext:opacity="100%" style:font-name="DejaVu Sans Mono" fo:font-size="12pt" fo:language="en" fo:country="US" officeooo:rsid="005e2db1" officeooo:paragraph-rsid="006a92b1" style:letter-kerning="true" style:font-name-asian="Times New Roman1" style:font-size-asian="12pt" style:language-asian="ar" style:country-asian="SA"/>
    </style:style>
    <style:style style:name="P69" style:family="paragraph" style:parent-style-name="Standard">
      <style:text-properties fo:color="#000000" loext:opacity="100%" style:font-name="DejaVu Sans Mono" fo:font-size="12pt" fo:language="en" fo:country="US" officeooo:paragraph-rsid="004717ee" style:letter-kerning="true" style:font-name-asian="Times New Roman1" style:font-size-asian="12pt" style:language-asian="ar" style:country-asian="SA"/>
    </style:style>
    <style:style style:name="P70" style:family="paragraph" style:parent-style-name="Standard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P71" style:family="paragraph" style:parent-style-name="Standard">
      <style:text-properties fo:color="#000000" loext:opacity="100%" style:font-name="DejaVu Sans Mono" fo:font-size="12pt" fo:language="en" fo:country="US" officeooo:rsid="0028a949" officeooo:paragraph-rsid="006a92b1" style:letter-kerning="true" style:font-name-asian="Times New Roman1" style:font-size-asian="12pt" style:language-asian="ar" style:country-asian="SA"/>
    </style:style>
    <style:style style:name="P72" style:family="paragraph" style:parent-style-name="Standard">
      <style:text-properties fo:color="#000000" loext:opacity="100%" style:font-name="DejaVu Sans Mono" fo:font-size="12pt" fo:language="en" fo:country="US" officeooo:paragraph-rsid="006a92b1" style:letter-kerning="true" style:font-name-asian="Times New Roman1" style:font-size-asian="12pt" style:language-asian="ar" style:country-asian="SA"/>
    </style:style>
    <style:style style:name="P73" style:family="paragraph" style:parent-style-name="Standard">
      <style:text-properties fo:color="#000000" loext:opacity="100%" style:font-name="DejaVu Sans Mono" fo:font-size="12pt" fo:language="en" fo:country="US" officeooo:rsid="006a92b1" officeooo:paragraph-rsid="006a92b1" style:letter-kerning="true" style:font-name-asian="Times New Roman1" style:font-size-asian="12pt" style:language-asian="ar" style:country-asian="SA"/>
    </style:style>
    <style:style style:name="P74" style:family="paragraph" style:parent-style-name="Standard">
      <style:text-properties fo:color="#000000" loext:opacity="100%" style:font-name="DejaVu Sans Mono" fo:font-size="12pt" fo:language="en" fo:country="US" officeooo:rsid="004803bf" officeooo:paragraph-rsid="004b1d86" style:letter-kerning="true" style:font-name-asian="Times New Roman1" style:font-size-asian="12pt" style:language-asian="ar" style:country-asian="SA"/>
    </style:style>
    <style:style style:name="P75" style:family="paragraph" style:parent-style-name="Standard">
      <style:text-properties style:font-name="DejaVu Sans Mono" officeooo:paragraph-rsid="006a92b1"/>
    </style:style>
    <style:style style:name="P76" style:family="paragraph" style:parent-style-name="Standard">
      <style:text-properties style:font-name="DejaVu Sans Mono" fo:font-style="normal" fo:font-weight="bold" officeooo:paragraph-rsid="006a92b1" style:font-style-asian="normal" style:font-weight-asian="bold" style:font-style-complex="normal" style:font-weight-complex="bold"/>
    </style:style>
    <style:style style:name="P77" style:family="paragraph" style:parent-style-name="Standard">
      <style:text-properties style:font-name="DejaVu Sans Mono" fo:font-style="normal" fo:font-weight="bold" officeooo:rsid="006a92b1" officeooo:paragraph-rsid="006a92b1" style:font-style-asian="normal" style:font-weight-asian="bold" style:font-style-complex="normal" style:font-weight-complex="bold"/>
    </style:style>
    <style:style style:name="T1" style:family="text">
      <style:text-properties fo:color="#000000" loext:opacity="100%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loext:opacity="100%" fo:font-size="12pt" fo:language="en" fo:country="US" officeooo:rsid="00459d0f" style:letter-kerning="true" style:font-name-asian="Times New Roman1" style:font-size-asian="12pt" style:language-asian="ar" style:country-asian="SA" style:font-name-complex="Liberation Serif1" style:font-size-complex="12pt"/>
    </style:style>
    <style:style style:name="T3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 style:font-name-complex="Liberation Serif1" style:font-size-complex="12pt"/>
    </style:style>
    <style:style style:name="T4" style:family="text">
      <style:text-properties fo:color="#000000" loext:opacity="100%" fo:font-size="12pt" fo:language="en" fo:country="US" officeooo:rsid="003f8c08" style:letter-kerning="true" style:font-name-asian="Times New Roman1" style:font-size-asian="12pt" style:language-asian="ar" style:country-asian="SA" style:font-name-complex="Liberation Serif1" style:font-size-complex="12pt"/>
    </style:style>
    <style:style style:name="T5" style:family="text">
      <style:text-properties fo:color="#000000" loext:opacity="100%" fo:font-size="12pt" fo:language="en" fo:country="US" officeooo:rsid="0044256d" style:letter-kerning="true" style:font-name-asian="Times New Roman1" style:font-size-asian="12pt" style:language-asian="ar" style:country-asian="SA" style:font-name-complex="Liberation Serif1" style:font-size-complex="12pt"/>
    </style:style>
    <style:style style:name="T6" style:family="text">
      <style:text-properties fo:color="#000000" loext:opacity="100%" fo:font-size="12pt" fo:language="en" fo:country="US" officeooo:rsid="0043443a" style:letter-kerning="true" style:font-name-asian="Times New Roman1" style:font-size-asian="12pt" style:language-asian="ar" style:country-asian="SA" style:font-name-complex="Liberation Serif1" style:font-size-complex="12pt"/>
    </style:style>
    <style:style style:name="T7" style:family="text">
      <style:text-properties fo:color="#000000" loext:opacity="100%" fo:font-size="12pt" fo:language="en" fo:country="US" officeooo:rsid="0043f66a" style:letter-kerning="true" style:font-name-asian="Times New Roman1" style:font-size-asian="12pt" style:language-asian="ar" style:country-asian="SA" style:font-name-complex="Liberation Serif1" style:font-size-complex="12pt"/>
    </style:style>
    <style:style style:name="T8" style:family="text">
      <style:text-properties fo:color="#000000" loext:opacity="100%" fo:font-size="12pt" fo:language="en" fo:country="US" officeooo:rsid="0036ada0" style:letter-kerning="true" style:font-name-asian="Times New Roman1" style:font-size-asian="12pt" style:language-asian="ar" style:country-asian="SA"/>
    </style:style>
    <style:style style:name="T9" style:family="text">
      <style:text-properties fo:color="#000000" loext:opacity="100%" fo:font-size="12pt" fo:language="en" fo:country="US" officeooo:rsid="004470c4" style:letter-kerning="true" style:font-name-asian="Times New Roman1" style:font-size-asian="12pt" style:language-asian="ar" style:country-asian="SA"/>
    </style:style>
    <style:style style:name="T10" style:family="text">
      <style:text-properties fo:color="#000000" loext:opacity="100%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11" style:family="text">
      <style:text-properties fo:color="#000000" loext:opacity="100%" fo:font-size="12pt" fo:language="en" fo:country="US" officeooo:rsid="004717ee" style:letter-kerning="true" style:font-name-asian="Times New Roman1" style:font-size-asian="12pt" style:language-asian="ar" style:country-asian="SA"/>
    </style:style>
    <style:style style:name="T12" style:family="text">
      <style:text-properties fo:color="#000000" loext:opacity="100%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3" style:family="text">
      <style:text-properties fo:color="#000000" loext:opacity="100%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14" style:family="text">
      <style:text-properties fo:color="#000000" loext:opacity="100%" fo:font-size="12pt" fo:language="en" fo:country="US" officeooo:rsid="002e4f0b" style:letter-kerning="true" style:font-name-asian="Times New Roman1" style:font-size-asian="12pt" style:language-asian="ar" style:country-asian="SA"/>
    </style:style>
    <style:style style:name="T15" style:family="text">
      <style:text-properties fo:color="#000000" loext:opacity="100%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16" style:family="text">
      <style:text-properties fo:color="#000000" loext:opacity="100%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17" style:family="text">
      <style:text-properties fo:color="#000000" loext:opacity="100%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18" style:family="text">
      <style:text-properties fo:color="#000000" loext:opacity="100%" fo:font-size="12pt" fo:language="en" fo:country="US" officeooo:rsid="003db831" style:letter-kerning="true" style:font-name-asian="Times New Roman1" style:font-size-asian="12pt" style:language-asian="ar" style:country-asian="SA"/>
    </style:style>
    <style:style style:name="T19" style:family="text">
      <style:text-properties fo:color="#000000" loext:opacity="100%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20" style:family="text">
      <style:text-properties fo:color="#000000" loext:opacity="100%" fo:font-size="12pt" fo:language="en" fo:country="US" officeooo:rsid="00518417" style:letter-kerning="true" style:font-name-asian="Times New Roman1" style:font-size-asian="12pt" style:language-asian="ar" style:country-asian="SA"/>
    </style:style>
    <style:style style:name="T21" style:family="text">
      <style:text-properties fo:color="#000000" loext:opacity="100%" fo:font-size="12pt" fo:language="en" fo:country="US" officeooo:rsid="001ef33b" style:letter-kerning="true" style:font-name-asian="Times New Roman1" style:font-size-asian="12pt" style:language-asian="ar" style:country-asian="SA"/>
    </style:style>
    <style:style style:name="T22" style:family="text">
      <style:text-properties fo:color="#000000" loext:opacity="100%" fo:font-size="12pt" fo:language="en" fo:country="US" officeooo:rsid="005e2db1" style:letter-kerning="true" style:font-name-asian="Times New Roman1" style:font-size-asian="12pt" style:language-asian="ar" style:country-asian="SA"/>
    </style:style>
    <style:style style:name="T23" style:family="text">
      <style:text-properties fo:color="#000000" loext:opacity="100%" fo:font-size="12pt" fo:language="en" fo:country="US" officeooo:rsid="0069096a" style:letter-kerning="true" style:font-name-asian="Times New Roman1" style:font-size-asian="12pt" style:language-asian="ar" style:country-asian="SA"/>
    </style:style>
    <style:style style:name="T24" style:family="text">
      <style:text-properties fo:color="#000000" loext:opacity="100%" fo:font-size="12pt" fo:language="en" fo:country="US" officeooo:rsid="00699507" style:letter-kerning="true" style:font-name-asian="Times New Roman1" style:font-size-asian="12pt" style:language-asian="ar" style:country-asian="SA"/>
    </style:style>
    <style:style style:name="T25" style:family="text">
      <style:text-properties fo:color="#000000" loext:opacity="100%" fo:font-size="12pt" fo:language="en" fo:country="US" officeooo:rsid="006a92b1" style:letter-kerning="true" style:font-name-asian="Times New Roman1" style:font-size-asian="12pt" style:language-asian="ar" style:country-asian="SA"/>
    </style:style>
    <style:style style:name="T26" style:family="text">
      <style:text-properties fo:color="#000000" loext:opacity="100%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27" style:family="text">
      <style:text-properties fo:color="#000000" loext:opacity="100%" fo:font-size="12pt" fo:language="en" fo:country="US" style:text-underline-style="solid" style:text-underline-width="auto" style:text-underline-color="font-color" officeooo:rsid="002e4f0b" style:letter-kerning="true" style:font-name-asian="Times New Roman1" style:font-size-asian="12pt" style:language-asian="ar" style:country-asian="SA"/>
    </style:style>
    <style:style style:name="T28" style:family="text">
      <style:text-properties fo:color="#000000" loext:opacity="100%" fo:font-size="12pt" fo:language="en" fo:country="US" fo:font-weight="bold" style:letter-kerning="true" style:font-name-asian="Times New Roman1" style:font-size-asian="12pt" style:language-asian="ar" style:country-asian="SA" style:font-weight-asian="bold" style:font-weight-complex="bold"/>
    </style:style>
    <style:style style:name="T29" style:family="text">
      <style:text-properties fo:color="#000000" loext:opacity="100%" fo:font-size="12pt" fo:language="en" fo:country="US" fo:font-weight="bold" officeooo:rsid="002e4f0b" style:letter-kerning="true" style:font-name-asian="Times New Roman1" style:font-size-asian="12pt" style:language-asian="ar" style:country-asian="SA" style:font-weight-asian="bold" style:font-weight-complex="bold"/>
    </style:style>
    <style:style style:name="T30" style:family="text">
      <style:text-properties fo:color="#000000" loext:opacity="100%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1" style:family="text">
      <style:text-properties fo:color="#000000" loext:opacity="100%" fo:font-size="12pt" fo:language="en" fo:country="US" style:text-underline-style="none" officeooo:rsid="001e6dfd" style:letter-kerning="true" style:font-name-asian="Times New Roman1" style:font-size-asian="12pt" style:language-asian="ar" style:country-asian="SA"/>
    </style:style>
    <style:style style:name="T32" style:family="text">
      <style:text-properties fo:color="#000000" loext:opacity="100%" fo:font-size="12pt" fo:language="ar" fo:country="SA" officeooo:rsid="004585c4" style:letter-kerning="true" style:font-name-asian="Lohit Hindi" style:font-size-asian="12pt" style:language-asian="hi" style:country-asian="IN" style:font-name-complex="Liberation Serif1" style:font-size-complex="12pt"/>
    </style:style>
    <style:style style:name="T33" style:family="text">
      <style:text-properties fo:color="#000000" loext:opacity="100%" fo:font-size="12pt" fo:language="ar" fo:country="SA" officeooo:rsid="0034d577" style:letter-kerning="true" style:font-name-asian="Lohit Hindi" style:font-size-asian="12pt" style:language-asian="hi" style:country-asian="IN"/>
    </style:style>
    <style:style style:name="T34" style:family="text">
      <style:text-properties fo:color="#000000" loext:opacity="100%" fo:font-size="12pt" fo:language="ar" fo:country="SA" officeooo:rsid="0066da54" style:letter-kerning="true" style:font-name-asian="Lohit Hindi" style:font-size-asian="12pt" style:language-asian="hi" style:country-asian="IN"/>
    </style:style>
    <style:style style:name="T35" style:family="text">
      <style:text-properties fo:color="#000000" loext:opacity="100%" style:font-name="DejaVu Sans Mono" fo:font-size="12pt" fo:language="ar" fo:country="SA" style:letter-kerning="true" style:font-name-asian="Lohit Hindi" style:font-size-asian="12pt" style:language-asian="hi" style:country-asian="IN"/>
    </style:style>
    <style:style style:name="T36" style:family="text">
      <style:text-properties fo:color="#000000" loext:opacity="100%" style:font-name="DejaVu Sans Mono" fo:font-size="12pt" fo:language="en" fo:country="US" style:letter-kerning="true" style:font-name-asian="Times New Roman1" style:font-size-asian="12pt" style:language-asian="ar" style:country-asian="SA"/>
    </style:style>
    <style:style style:name="T37" style:family="text">
      <style:text-properties fo:color="#000000" loext:opacity="100%" style:font-name="DejaVu Sans Mono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T38" style:family="text">
      <style:text-properties fo:color="#000000" loext:opacity="100%" style:font-name="DejaVu Sans Mono" fo:font-size="12pt" fo:language="en" fo:country="US" fo:font-weight="normal" officeooo:rsid="00553cc1" style:letter-kerning="true" style:font-name-asian="Times New Roman1" style:font-size-asian="12pt" style:language-asian="ar" style:country-asian="SA" style:font-weight-asian="normal" style:font-weight-complex="normal"/>
    </style:style>
    <style:style style:name="T39" style:family="text">
      <style:text-properties fo:color="#000000" loext:opacity="100%" style:font-name="DejaVu Sans Mono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0" style:family="text">
      <style:text-properties fo:color="#000080" loext:opacity="100%" fo:font-size="12pt" fo:language="zxx" fo:country="none" style:text-underline-style="none" style:letter-kerning="true" style:font-name-asian="Times New Roman1" style:font-size-asian="12pt" style:language-asian="ar" style:country-asian="SA"/>
    </style:style>
    <style:style style:name="T41" style:family="text">
      <style:text-properties fo:color="#000080" loext:opacity="100%" fo:font-size="12pt" fo:language="zxx" fo:country="none" style:text-underline-style="none" officeooo:rsid="0066da54" style:letter-kerning="true" style:font-name-asian="Times New Roman1" style:font-size-asian="12pt" style:language-asian="ar" style:country-asian="SA"/>
    </style:style>
    <style:style style:name="T42" style:family="text">
      <style:text-properties fo:color="#000080" loext:opacity="100%" style:font-name="DejaVu Sans Mono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43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44" style:family="text">
      <style:text-properties fo:color="#000080" loext:opacity="100%" style:font-name="DejaVu Sans Mono" fo:font-size="12pt" fo:language="zxx" fo:country="none" style:text-underline-style="solid" style:text-underline-width="auto" style:text-underline-color="font-color" officeooo:rsid="00553cc1" style:letter-kerning="true" style:font-name-asian="Times New Roman1" style:font-size-asian="12pt" style:language-asian="ar" style:country-asian="SA"/>
    </style:style>
    <style:style style:name="T45" style:family="text">
      <style:text-properties style:text-position="super 58%" style:font-name-asian="Times New Roman1"/>
    </style:style>
    <style:style style:name="T46" style:family="text">
      <style:text-properties style:text-position="super 58%" style:font-name-asian="Times New Roman1" style:language-asian="ar" style:country-asian="SA"/>
    </style:style>
    <style:style style:name="T47" style:family="text">
      <style:text-properties style:text-position="super 58%" fo:font-weight="normal" style:font-weight-asian="normal" style:font-weight-complex="normal"/>
    </style:style>
    <style:style style:name="T48" style:family="text">
      <style:text-properties officeooo:rsid="001e6dfd"/>
    </style:style>
    <style:style style:name="T49" style:family="text">
      <style:text-properties officeooo:rsid="001ef33b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4803bf" style:font-weight-asian="bold" style:font-weight-complex="bold"/>
    </style:style>
    <style:style style:name="T52" style:family="text">
      <style:text-properties officeooo:rsid="00463d6e"/>
    </style:style>
    <style:style style:name="T53" style:family="text">
      <style:text-properties style:font-name="DejaVu Sans Mono" style:text-underline-style="none"/>
    </style:style>
    <style:style style:name="T54" style:family="text">
      <style:text-properties style:font-name="DejaVu Sans Mono" officeooo:rsid="00553cc1"/>
    </style:style>
    <style:style style:name="T55" style:family="text">
      <style:text-properties officeooo:rsid="00496848"/>
    </style:style>
    <style:style style:name="T56" style:family="text">
      <style:text-properties officeooo:rsid="004aa0d9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553cc1" style:font-weight-asian="normal" style:font-weight-complex="normal"/>
    </style:style>
    <style:style style:name="T59" style:family="text">
      <style:text-properties fo:font-weight="normal" officeooo:rsid="00678afa" style:font-weight-asian="normal" style:font-weight-complex="normal"/>
    </style:style>
    <style:style style:name="T60" style:family="text">
      <style:text-properties fo:font-weight="normal" officeooo:rsid="0067bd4d" style:font-weight-asian="normal" style:font-weight-complex="normal"/>
    </style:style>
    <style:style style:name="T61" style:family="text">
      <style:text-properties officeooo:rsid="005850db"/>
    </style:style>
    <style:style style:name="T62" style:family="text">
      <style:text-properties officeooo:rsid="005aeffe"/>
    </style:style>
    <style:style style:name="T63" style:family="text">
      <style:text-properties officeooo:rsid="0063a5d0"/>
    </style:style>
    <style:style style:name="T64" style:family="text">
      <style:text-properties officeooo:rsid="0064275a"/>
    </style:style>
    <style:style style:name="T65" style:family="text">
      <style:text-properties officeooo:rsid="0064d451"/>
    </style:style>
    <style:style style:name="T66" style:family="text">
      <style:text-properties officeooo:rsid="0066da54"/>
    </style:style>
    <style:style style:name="T67" style:family="text">
      <style:text-properties officeooo:rsid="006a92b1"/>
    </style:style>
    <style:style style:name="T68" style:family="text">
      <style:text-properties fo:font-style="italic" style:text-underline-style="none" style:language-asian="en" style:country-asian="US" style:font-style-asian="italic" style:font-style-complex="italic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officeooo:rsid="006dd6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Tero Juhani Keski-Valkama, MSc</text:p>
      <text:p text:style-name="P44">Hacker / Machine Learning Generalist / Innovator in Software</text:p>
      <text:p text:style-name="P45">2<text:span text:style-name="T66">5</text:span>+ years of experience in software engineering, machine learning and leadership</text:p>
      <text:p text:style-name="P45"/>
      <text:p text:style-name="P43">tero.keski<text:span text:style-name="T52">v</text:span>alkama@<text:span text:style-name="T52">gmail.com</text:span></text:p>
      <text:p text:style-name="P1">+<text:span text:style-name="T70">34</text:span> <text:span text:style-name="T70">654 14 29 73</text:span></text:p>
      <text:p text:style-name="P46"/>
      <text:p text:style-name="Standard"><text:span text:style-name="T35">Recommendations available in </text:span><text:a xlink:type="simple" xlink:href="https://fi.linkedin.com/in/terokeskivalkama" text:style-name="Internet_20_link" text:visited-style-name="Visited_20_Internet_20_Link"><text:span text:style-name="T42">LinkedIn</text:span></text:a><text:span text:style-name="T35">.</text:span></text:p>
      <text:p text:style-name="P46"/>
      <text:p text:style-name="P30">Degrees</text:p>
      <text:p text:style-name="P1"><text:tab/><text:span text:style-name="T50">Master of Science (technology)</text:span></text:p>
      <text:p text:style-name="P1"><text:tab/>Tampere University of Technology,</text:p>
      <text:p text:style-name="P1"><text:tab/>2008</text:p>
      <text:p text:style-name="P46"/>
      <text:p text:style-name="P1"><text:tab/>Major:</text:p>
      <text:p text:style-name="P1"><text:tab/> Software Engineering</text:p>
      <text:p text:style-name="P1"><text:tab/>Minor:</text:p>
      <text:p text:style-name="P1"><text:tab/> Technical Mathematics</text:p>
      <text:p text:style-name="P46"/>
      <text:p text:style-name="P1"><text:tab/>6 months of international studies:</text:p>
      <text:p text:style-name="P1"><text:tab/> Universiti Sains Malaysia</text:p>
      <text:p text:style-name="P46"/>
      <text:p text:style-name="P30">Postgraduate studies</text:p>
      <text:p text:style-name="P1"><text:tab/>Tampere University of Technology</text:p>
      <text:p text:style-name="P1"><text:tab/>Subject:</text:p>
      <text:p text:style-name="P10"><text:tab/> Deep learning: Applying modern machine learning to</text:p>
      <text:p text:style-name="P10"><text:tab/> industrial log anomaly detection</text:p>
      <text:p text:style-name="P1"><text:tab/>Minors:</text:p>
      <text:p text:style-name="P1"><text:tab/> Learning systems</text:p>
      <text:p text:style-name="P1"><text:tab/> Signal processing</text:p>
      <text:p text:style-name="P18"/>
      <text:p text:style-name="P30">Publications</text:p>
      <text:p text:style-name="P31"><text:tab/><text:span text:style-name="T58">Procedia Computer Science, December 2017:</text:span></text:p>
      <text:p text:style-name="P57"><text:span text:style-name="T38"><text:s text:c="6"/></text:span><text:a xlink:type="simple" xlink:href="https://dl.acm.org/doi/10.1016/j.procs.2017.11.168" text:style-name="Internet_20_link" text:visited-style-name="Visited_20_Internet_20_Link"><text:span text:style-name="T54">“A Simulator for Event-oriented Data in Flexible Assembly </text:span></text:a></text:p>
      <text:p text:style-name="P57"><text:span text:style-name="T54"><text:tab/> </text:span><text:a xlink:type="simple" xlink:href="https://dl.acm.org/doi/10.1016/j.procs.2017.11.168" text:style-name="Internet_20_link" text:visited-style-name="Visited_20_Internet_20_Link"><text:span text:style-name="T54">System Fault Prediction"</text:span></text:a></text:p>
      <text:p text:style-name="P1"><text:tab/>Master's thesis:</text:p>
      <text:p text:style-name="Standard"><text:span text:style-name="T36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43">"C</text:span><text:span text:style-name="T44">arbook</text:span><text:span text:style-name="T43">: A P</text:span><text:span text:style-name="T44">latform</text:span><text:span text:style-name="T43"> </text:span><text:span text:style-name="T44">for</text:span><text:span text:style-name="T43"> M</text:span><text:span text:style-name="T44">obile</text:span><text:span text:style-name="T43"> A</text:span><text:span text:style-name="T44">utomotive</text:span><text:span text:style-name="T43"> S</text:span><text:span text:style-name="T44">ervices</text:span><text:span text:style-name="T43">"</text:span></text:a></text:p>
      <text:p text:style-name="P48"><text:span text:style-name="T40"><text:tab/></text:span><text:span text:style-name="T41">2</text:span><text:span text:style-name="T32">5 patents,</text:span><text:span text:style-name="T33"> several white papers, <text:tab/>scientific and corporate <text:tab/>blog articles. </text:span><text:span text:style-name="T34">327 stars on GitHub.</text:span></text:p>
      <text:p text:style-name="P1"/>
      <text:p text:style-name="P30">Awards &amp; achievements</text:p>
      <text:p text:style-name="P60"><text:tab/><text:span text:style-name="T57">1</text:span><text:span text:style-name="T47">st</text:span><text:span text:style-name="T57"> place</text:span><text:span text:style-name="T59"> </text:span><text:span text:style-name="T60">in </text:span><text:span text:style-name="T59">K</text:span><text:span text:style-name="T57">aiko Foundation Model Internals Hackathon, 2023</text:span></text:p>
      <text:p text:style-name="P48"><text:span text:style-name="T1"><text:tab/>1</text:span><text:span text:style-name="T45">st</text:span><text:span text:style-name="T1"> place in #IndustryHack / #CargoHack at #HackTheSea at <text:tab/><text:tab/><text:tab/>MacGregor, 2016</text:span></text:p>
      <text:p text:style-name="P48"><text:bookmark text:name="__DdeLink__207_1463925808"/><text:span text:style-name="T1"><text:tab/>3</text:span><text:span text:style-name="T46">rd</text:span><text:span text:style-name="T1"> place in #SpaceTyckiting @Futurice, 2016</text:span></text:p>
      <text:p text:style-name="P48"><text:span text:style-name="T1"><text:tab/>1</text:span><text:span text:style-name="T45">st</text:span><text:span text:style-name="T1"> place in #IndustryHack at #HackTheFactory at Fastems, 2015</text:span></text:p>
      <text:p text:style-name="P48"><text:bookmark text:name="__DdeLink__207_14639258081"/><text:span text:style-name="T1"><text:tab/>2</text:span><text:span text:style-name="T45">nd</text:span><text:span text:style-name="T1"> and final online round in Facebook Hacker Cup 2011 (placed <text:tab/><text:tab/>182th)</text:span></text:p>
      <text:p text:style-name="P1"><text:tab/>3 customer satisfaction awards (Nice-business Solutions Oy, <text:tab/><text:tab/>2009, 2010, 2011)</text:p>
      <text:p text:style-name="P48"><text:span text:style-name="T1"><text:tab/></text:span><text:span text:style-name="T2">13</text:span><text:span text:style-name="T1"> invention award</text:span><text:span text:style-name="T8">s (Elektrobit, HERE Technologies)</text:span></text:p>
      <text:p text:style-name="P29">Work experience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span text:style-name="T9">D</text:span><text:span text:style-name="T1">ay Jobs</text:span></text:p>
            <text:p text:style-name="P64"/>
            <text:p text:style-name="P66">Kaiko.ai</text:p>
            <text:p text:style-name="P61">Staff <text:span text:style-name="T67">Machine Learning</text:span> Engineer</text:p>
            <text:p text:style-name="P75"><text:span text:style-name="T1">20</text:span><text:span text:style-name="T22">2</text:span><text:span text:style-name="T25">3</text:span><text:span text:style-name="T1">-0</text:span><text:span text:style-name="T25">9</text:span><text:span text:style-name="T1">- – </text:span></text:p>
            <text:p text:style-name="P68"><text:span text:style-name="T67">Las Gabias</text:span>, Spain</text:p>
            <text:p text:style-name="P67"><text:span text:style-name="T67">Instructable foundation models for oncology</text:span>. <text:span text:style-name="T67">Data refinery concept, recursive self-improvement over human-level through non-imitative objectives. Electronic health record processing, multimodal models of radiology, pathology and genetics.</text:span></text:p>
            <text:p text:style-name="P67"/>
            <text:p text:style-name="P23">Alloy.<text:span text:style-name="T67">ai</text:span></text:p>
            <text:p text:style-name="P32">Staff Software Engineer</text:p>
            <text:p text:style-name="P56"><text:span text:style-name="T1">20</text:span><text:span text:style-name="T22">22</text:span><text:span text:style-name="T1">-0</text:span><text:span text:style-name="T22">5</text:span><text:span text:style-name="T1">-</text:span><text:span text:style-name="T22">11</text:span><text:span text:style-name="T1"> – </text:span><text:span text:style-name="T24">2023-08-14</text:span></text:p>
            <text:p text:style-name="P17">Benalmádena, Spain</text:p>
            <text:p text:style-name="P38">Improving consumer goods supply chain analytics, planning and execution. Infrastructure and AI/LLMs.</text:p>
            <text:p text:style-name="P38">Implemented performance analytics in ElasticSearch. Decreased the BigQuery infrastructure query costs by <text:span text:style-name="T63">52</text:span>%, latencies by <text:span text:style-name="T64">4.9</text:span><text:span text:style-name="T65">4</text:span> s.</text:p>
            <text:p text:style-name="P39">Spearheaded the LLM chatbots features.</text:p>
            <text:p text:style-name="P37"/>
            <text:p text:style-name="P20">HERE <text:span text:style-name="T62">Switzerland GmbH</text:span></text:p>
            <text:p text:style-name="P26">Lead ML &amp; AI engineer</text:p>
            <text:p text:style-name="P51"><text:span text:style-name="T1">2018-0</text:span><text:span text:style-name="T10">7</text:span><text:span text:style-name="T1">-</text:span><text:span text:style-name="T10">01</text:span><text:span text:style-name="T1"> – </text:span><text:span text:style-name="T11">2022-04-30</text:span></text:p>
            <text:p text:style-name="P9">Wollishofen, Zürich, Switzerland</text:p>
            <text:p text:style-name="P50"><text:span text:style-name="T10">AI and machine learning. </text:span><text:span text:style-name="T12">Deep reinforcement learning. </text:span><text:span text:style-name="T10">Geolocation, maps.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1"><text:soft-page-break/>Cybercom Finland Oy</text:p>
            <text:p text:style-name="P27">Software architect, advisory consultant, speaker, organizer</text:p>
            <text:p text:style-name="P51"><text:span text:style-name="T1">2012-12-03 – </text:span><text:span text:style-name="T13">2018-06-30</text:span></text:p>
            <text:p text:style-name="P9">Tampere, Finland</text:p>
            <text:p text:style-name="P2">Machine learning, blockchain, Machinebook, industrial processes, suomi.fi,</text:p>
            <text:p text:style-name="P2">National Service Bus, web technologies, JavaEE, node.js, docker</text:p>
            <text:p text:style-name="P54"/>
            <text:p text:style-name="P21">Nice-business Solutions Oy</text:p>
            <text:p text:style-name="P27">Technical architect</text:p>
            <text:p text:style-name="P3">2009-07-22 – 2012-11-30</text:p>
            <text:p text:style-name="P9">Tampere, Finland</text:p>
            <text:p text:style-name="P2">Modern web technologies consulting, enterprise systems,</text:p>
            <text:p text:style-name="P2">ScrumMaster, assistant project manager, sales support<text:span text:style-name="T68"><text:line-break/></text:span></text:p>
            <text:p text:style-name="P21">Elektrobit Oyj</text:p>
            <text:p text:style-name="P51"><text:span text:style-name="T28">Design engineer / </text:span><text:span text:style-name="T29">Research Engineer</text:span></text:p>
            <text:p text:style-name="P3">2007-08-27 – 2009-07-22</text:p>
            <text:p text:style-name="P9">Tampere, Finland</text:p>
            <text:p text:style-name="P2">DSP software development and testing, Next generation internet infrastructure for context-sensitive services in car environment, Semantic Web</text:p>
            <text:p text:style-name="P21">Finnpos Systems Oy</text:p>
            <text:p text:style-name="P27">Project manager</text:p>
            <text:p text:style-name="P3">2005-04-11 – 2006-11-24</text:p>
            <text:p text:style-name="P9">Tampere, Finland</text:p>
            <text:p text:style-name="P2">Project responsibility, scheduling, architectural design, and programming for the Finnpos F2 payment terminal,</text:p>
            <text:p text:style-name="P2">Linux kernel driver for LG USB touchscreen, VoIP system using Speex-codec.</text:p>
            <text:p text:style-name="P2"/>
            <text:p text:style-name="P21">Finnish Air Force</text:p>
            <text:p text:style-name="P27">Air Force Weather Corporal</text:p>
            <text:p text:style-name="P35">2002-01-01 – 2003-01-01</text:p>
            <text:p text:style-name="P9">Finland</text:p>
            <text:p text:style-name="P2">Military training, leadership training, squad leadership,</text:p>
            <text:p text:style-name="P2">flight weather observation, METAR/SYNOP weather data.</text:p>
          </table:table-cell>
          <table:table-cell table:style-name="Table1.B1" office:value-type="string">
            <text:p text:style-name="P40">Side Hustles</text:p>
            <text:p text:style-name="P33"/>
            <text:p text:style-name="P77"><text:span text:style-name="T26">Nedu AI</text:span></text:p>
            <text:p text:style-name="P62"><text:span text:style-name="T67">Advisor</text:span></text:p>
            <text:p text:style-name="P75"><text:span text:style-name="T1">20</text:span><text:span text:style-name="T25">23</text:span><text:span text:style-name="T1">-0</text:span><text:span text:style-name="T25">6</text:span><text:span text:style-name="T1"> –</text:span><text:span text:style-name="T16"> </text:span><text:span text:style-name="T17">(part-time)</text:span></text:p>
            <text:p text:style-name="P73">Las Gabias, Spain</text:p>
            <text:p text:style-name="P73">Edutech and recruitment platform with LLM based AIs.</text:p>
            <text:p text:style-name="P76"><text:span text:style-name="T39"/></text:p>
            <text:p text:style-name="P77"><text:span text:style-name="T26">TerraScape AI</text:span></text:p>
            <text:p text:style-name="P63">Advisor</text:p>
            <text:p text:style-name="P75"><text:span text:style-name="T1">20</text:span><text:span text:style-name="T25">24</text:span><text:span text:style-name="T1">-0</text:span><text:span text:style-name="T25">5</text:span><text:span text:style-name="T1"> – </text:span><text:span text:style-name="T15">20</text:span><text:span text:style-name="T25">25</text:span><text:span text:style-name="T15">-0</text:span><text:span text:style-name="T25">2</text:span><text:span text:style-name="T16"> </text:span><text:span text:style-name="T17">(part-time)</text:span></text:p>
            <text:p text:style-name="P71"><text:span text:style-name="T67">Las Gabias, Spain</text:span></text:p>
            <text:p text:style-name="P73">Building information management and automated coding.</text:p>
            <text:p text:style-name="P76"><text:span text:style-name="T39"/></text:p>
            <text:p text:style-name="P76"><text:span text:style-name="T26">Sentido Emotions Technologies Ltd </text:span><text:span text:style-name="T27">&amp;</text:span><text:span text:style-name="T26"> Sentido X-Tech Ltd</text:span></text:p>
            <text:p text:style-name="P28">Chief Technology Officer (CTO), partner</text:p>
            <text:p text:style-name="P50"><text:span text:style-name="T1">2018-0</text:span><text:span text:style-name="T14">3</text:span><text:span text:style-name="T1">-</text:span><text:span text:style-name="T14">15</text:span><text:span text:style-name="T1"> – </text:span><text:span text:style-name="T15">2019-01-</text:span><text:span text:style-name="T16">11 </text:span><text:span text:style-name="T17">(part-time)</text:span></text:p>
            <text:p text:style-name="P9">Finland</text:p>
            <text:p text:style-name="P2">Systems and architectures, artificial intelligence, deep learning, signal processing, </text:p>
            <text:p text:style-name="P2">embedded and mobile devices</text:p>
            <text:p text:style-name="P2"/>
            <text:p text:style-name="P41">AI Morning</text:p>
            <text:p text:style-name="P36">Organizer</text:p>
            <text:p text:style-name="P50"><text:span text:style-name="T30">2017-10-01 – </text:span><text:span text:style-name="T31">2018-10-05 (part-time)</text:span></text:p>
            <text:p text:style-name="P9">Tampere, Finland</text:p>
            <text:p text:style-name="P47"><text:span text:style-name="T37">Being one of the main organizers of AI Morning (</text:span><text:a xlink:type="simple" xlink:href="http://aimorning.fi/" text:style-name="Internet_20_link" text:visited-style-name="Visited_20_Internet_20_Link"><text:span text:style-name="T53">http://aimorning.fi</text:span></text:a><text:span text:style-name="T37">), with over 100 guests in each event</text:span></text:p>
            <text:p text:style-name="P34"/>
            <text:p text:style-name="P42">Neter</text:p>
            <text:p text:style-name="P28">Founder</text:p>
            <text:p text:style-name="P50"><text:span text:style-name="T1">2009-03-01 –</text:span><text:span text:style-name="T16"> </text:span><text:span text:style-name="T23">2023-12-01 </text:span><text:span text:style-name="T16">(part-time)</text:span></text:p>
            <text:p text:style-name="P9">Finland</text:p>
            <text:p text:style-name="P2">Deep learning, modern web technologies consulting,</text:p>
            <text:p text:style-name="P2">TensorFlow, node.js, Ionic, Phaser, Cordova</text:p>
            <text:p text:style-name="P65"><text:span text:style-name="T51"/></text:p>
            <text:p text:style-name="P65"><text:span text:style-name="T51"/></text:p>
            <text:p text:style-name="P65"><text:soft-page-break/><text:span text:style-name="T51">Kurikan Kaupunki</text:span></text:p>
            <text:p text:style-name="P25">Information Technology Course Teacher</text:p>
            <text:p text:style-name="P4">2001-06-01 – 2001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4"><text:span text:style-name="T69">Kurikan Kaupunki</text:span></text:p>
            <text:p text:style-name="P25">Information Technology Course Teacher</text:p>
            <text:p text:style-name="P4">200<text:span text:style-name="T55">0</text:span>-06-01 – 200<text:span text:style-name="T55">0</text:span>-06-30</text:p>
            <text:p text:style-name="P8">Kurikka, Finland</text:p>
            <text:p text:style-name="P4">Taught 10-14 year-old students Java programming and basics of computing.</text:p>
            <text:p text:style-name="P4"/>
            <text:p text:style-name="P19">Kurikan Kaupunki</text:p>
            <text:p text:style-name="P25">Information Technology Course Teacher</text:p>
            <text:p text:style-name="P4"><text:span text:style-name="T56">1999</text:span>-06-01 – <text:span text:style-name="T56">1999</text:span>-06-30</text:p>
            <text:p text:style-name="P8">Kurikka, Finland</text:p>
            <text:p text:style-name="P5">Taught 10-14 year-old students Java programming and basics of computing.</text:p>
            <text:p text:style-name="P4"/>
            <text:p text:style-name="P19">Kurikan Ryhti</text:p>
            <text:p text:style-name="P24">Web Developer / 3D Video Modeller / Print Advertisement Design<text:span text:style-name="T56">er</text:span></text:p>
            <text:p text:style-name="P4">01-01-1999 – 01-01-2001 <text:span text:style-name="T61">(part-time)</text:span></text:p>
            <text:p text:style-name="P8">Kurikka, Finland</text:p>
            <text:p text:style-name="P5">Developed a web site and <text:span text:style-name="T56">video/print </text:span>ads.</text:p>
            <text:p text:style-name="P4"/>
            <text:p text:style-name="P22">Turvapalvelu M. Savela Ky</text:p>
            <text:p text:style-name="P24">Accounting Software Engineer</text:p>
            <text:p text:style-name="P6">01-01-1998 – 01-01-1999 <text:span text:style-name="T61">(part-time)</text:span></text:p>
            <text:p text:style-name="P8">Kurikka, Finland</text:p>
            <text:p text:style-name="P7">Accounting software customization. Database programming. Billing, accounting.</text:p>
          </table:table-cell>
        </table:table-row>
      </table:table>
      <text:p text:style-name="P1"><text:soft-page-break/><text:span text:style-name="T50">Positions of trust</text:span></text:p>
      <text:p text:style-name="P11">HERE Technologies: Patenting Mentor, 2020 – <text:span text:style-name="T67">2022</text:span></text:p>
      <text:p text:style-name="P12"><text:tab/></text:p>
      <text:p text:style-name="P55"><text:span text:style-name="T18">HERE Technologies: </text:span><text:span text:style-name="T3">Machine Learning Competitions Organizer, </text:span><text:span text:style-name="T18">2020 – </text:span><text:span text:style-name="T25">2022</text:span></text:p>
      <text:p text:style-name="P12"><text:tab/></text:p>
      <text:p text:style-name="P55"><text:span text:style-name="T18">HERE Technologies: </text:span><text:span text:style-name="T3">Site Representative, Switzerland, </text:span><text:span text:style-name="T18">2020 – </text:span><text:span text:style-name="T25">2022</text:span></text:p>
      <text:p text:style-name="P13"/>
      <text:p text:style-name="P52"><text:span text:style-name="T1">Coursera / Princeton University, Bitcoin and Cryptocurrency Technologies: </text:span><text:span text:style-name="T4">M</text:span><text:span text:style-name="T1">entor, 2017 – </text:span><text:span text:style-name="T21">2018</text:span><text:span text:style-name="T1"> </text:span></text:p>
      <text:p text:style-name="P1"/>
      <text:p text:style-name="P1">Cybercom Finland Oy, Machine Learning guild: Guildmaster, 2016 – <text:span text:style-name="T49">2018</text:span></text:p>
      <text:p text:style-name="P12"/>
      <text:p text:style-name="P55"><text:span text:style-name="T1">Cybercom Finland Oy: Vice </text:span><text:span text:style-name="T5">R</text:span><text:span text:style-name="T1">epresentative of </text:span><text:span text:style-name="T5">E</text:span><text:span text:style-name="T1">mployees </text:span><text:span text:style-name="T20">i</text:span><text:span text:style-name="T1">n the </text:span><text:span text:style-name="T5">C</text:span><text:span text:style-name="T1">orporate </text:span><text:span text:style-name="T5">B</text:span><text:span text:style-name="T1">oard, 2015 – </text:span><text:span text:style-name="T21">2018</text:span></text:p>
      <text:p text:style-name="P14"/>
      <text:p text:style-name="P48"><text:span text:style-name="T19">Polyamoria – Tampere: Organizing monthly meet ups for ~160 </text:span><text:span text:style-name="T20">m</text:span><text:span text:style-name="T19">embers, 2014 – </text:span><text:span text:style-name="T21">2018</text:span></text:p>
      <text:p text:style-name="P15"/>
      <text:p text:style-name="P53"><text:span text:style-name="T5">Condominium</text:span><text:span text:style-name="T1"> Malminkallio: Deputy </text:span><text:span text:style-name="T5">M</text:span><text:span text:style-name="T1">ember of the </text:span><text:span text:style-name="T5">B</text:span><text:span text:style-name="T1">oard, 2011</text:span></text:p>
      <text:p text:style-name="P1"/>
      <text:p text:style-name="P48"><text:span text:style-name="T1">Roboteam: </text:span><text:span text:style-name="T6">V</text:span><text:span text:style-name="T1">ice </text:span><text:span text:style-name="T7">C</text:span><text:span text:style-name="T1">hairman, 2005</text:span></text:p>
      <text:p text:style-name="P1"/>
      <text:p text:style-name="P30">Language skills</text:p>
      <text:p text:style-name="P1">Finnish: mother tongue</text:p>
      <text:p text:style-name="P1">English: fluent</text:p>
      <text:p text:style-name="P73">Spanish: good</text:p>
      <text:p text:style-name="P72">Swedish: good</text:p>
      <text:p text:style-name="P1">Japanese: basics</text:p>
      <text:p text:style-name="P16">German: basics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style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1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Heading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Heading1" style:family="paragraph" style:default-outline-level="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caption111111" style:family="paragraph" style:default-outline-level="">
      <style:paragraph-properties fo:margin-left="0in" fo:margin-right="0in" fo:margin-top="0.0835in" fo:margin-bottom="0.0835in" style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loext:opacity="100%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style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loext:opacity="100%" style:font-name="Arial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ro Keski-Valkama</meta:initial-creator>
    <meta:creation-date>2012-05-06T13:28:00</meta:creation-date>
    <dc:date>2025-02-21T16:14:26.571779838</dc:date>
    <meta:print-date>2025-02-21T16:13:39.941046425</meta:print-date>
    <meta:editing-duration>PT2H24M31S</meta:editing-duration>
    <meta:editing-cycles>82</meta:editing-cycles>
    <meta:generator>LibreOffice/24.2.7.2$Linux_X86_64 LibreOffice_project/420$Build-2</meta:generator>
    <meta:printed-by>PDF files</meta:printed-by>
    <meta:document-statistic meta:table-count="1" meta:image-count="0" meta:object-count="0" meta:page-count="4" meta:paragraph-count="159" meta:word-count="725" meta:character-count="5753" meta:non-whitespace-character-count="5100"/>
  </office:meta>
</office:document-meta>
</file>